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6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7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81cm" fo:min-width="1.23cm" fo:padding-top="0.113cm" fo:padding-bottom="0.116cm" fo:padding-left="0.236cm" fo:padding-right="0.236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dash" draw:stroke-dash="Long_20_Dot" svg:stroke-width="0cm" svg:stroke-color="#000000" draw:marker-start-width="0.152cm" draw:marker-end-width="0.152cm" svg:stroke-opacity="100%" draw:stroke-linejoin="miter" svg:stroke-linecap="butt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79cm" fo:min-width="1.22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0pt" style:font-size-asian="10pt" style:font-size-complex="10pt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1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2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3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4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5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6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7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8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675cm" svg:height="1.447cm" svg:x="1.725cm" svg:y="12.795cm">
          <text:list text:style-name="L3">
            <text:list-item>
              <text:p text:style-name="P9"><text:span text:style-name="T3">2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519cm" svg:height="2.04cm" svg:x="16.809cm" svg:y="16.788cm">
          <text:list text:style-name="L3">
            <text:list-header>
              <text:p text:style-name="P4"><text:span text:style-name="T1">a), b) Fetch (sync)</text:span></text:p>
            </text:list-header>
            <text:list-item>
              <text:p text:style-name="P4"><text:span text:style-name="T1">mail resources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409cm" svg:height="1.447cm" svg:x="6.105cm" svg:y="17.648cm">
          <text:list text:style-name="L3">
            <text:list-header>
              <text:p text:style-name="P4"><text:span text:style-name="T1">1 Archiving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134cm" svg:height="1.447cm" svg:x="27.712cm" svg:y="17.636cm">
          <text:list text:style-name="L3">
            <text:list-header>
              <text:p text:style-name="P4"><text:span text:style-name="T1">5 Mail resources</text:span></text:p>
            </text:list-header>
            <text:list-item>
              <text:p text:style-name="P4"><text:span text:style-name="T1">retrieval (sync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675cm" svg:height="1.447cm" svg:x="28.831cm" svg:y="15.53cm">
          <text:list text:style-name="L3">
            <text:list-header>
              <text:p text:style-name="P4"><text:span text:style-name="T1">4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7.686cm" svg:height="0.854cm" svg:x="15.763cm" svg:y="11.178cm">
          <text:list text:style-name="L3">
            <text:list-item>
              <text:p text:style-name="P19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0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2" draw:layer="layout" svg:width="9.638cm" svg:height="0.854cm" svg:x="14.035cm" svg:y="5.643cm">
          <text:list text:style-name="L3">
            <text:list-item>
              <text:p text:style-name="P21"><text:span text:style-name="T3">DKIM or </text:span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676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07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4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5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6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0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7.961cm" svg:height="0.854cm" svg:x="2.114cm" svg:y="22.24cm">
          <text:list text:style-name="L3">
            <text:list-item>
              <text:p text:style-name="P27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8" draw:layer="layout" svg:width="8.016cm" svg:height="0.854cm" svg:x="2.114cm" svg:y="23.162cm">
          <text:list text:style-name="L3">
            <text:list-item>
              <text:p text:style-name="P27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30" draw:layer="layout" svg:width="1.713cm" svg:height="0.854cm" svg:x="12.907cm" svg:y="12.521cm">
          <text:list text:style-name="L3">
            <text:list-header>
              <text:p text:style-name="P29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30" draw:layer="layout" svg:width="2.894cm" svg:height="0.854cm" svg:x="22.919cm" svg:y="12.521cm">
          <text:list text:style-name="L3">
            <text:list-header>
              <text:p text:style-name="P29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25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6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2" xml:id="id4" draw:id="id4" draw:layer="layout" svg:width="0.711cm" svg:height="2.184cm" svg:x="2.676cm" svg:y="6.946cm">
          <text:list text:style-name="L3">
            <text:list-item>
              <text:p text:style-name="P31"><text:span text:style-name="T1">Q</text:span></text:p>
            </text:list-item>
            <text:list-item>
              <text:p text:style-name="P31"><text:span text:style-name="T1">u</text:span></text:p>
            </text:list-item>
            <text:list-item>
              <text:p text:style-name="P31"><text:span text:style-name="T1">e</text:span></text:p>
            </text:list-item>
            <text:list-item>
              <text:p text:style-name="P31"><text:span text:style-name="T1">u</text:span></text:p>
            </text:list-item>
            <text:list-item>
              <text:p text:style-name="P31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25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40" draw:text-style-name="P25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41" draw:text-style-name="P24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4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3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2" xml:id="id7" draw:id="id7" draw:layer="layout" svg:width="0.711cm" svg:height="2.184cm" svg:x="34.654cm" svg:y="6.946cm">
          <text:list text:style-name="L3">
            <text:list-item>
              <text:p text:style-name="P31"><text:span text:style-name="T1">Q</text:span></text:p>
            </text:list-item>
            <text:list-item>
              <text:p text:style-name="P31"><text:span text:style-name="T1">u</text:span></text:p>
            </text:list-item>
            <text:list-item>
              <text:p text:style-name="P31"><text:span text:style-name="T1">e</text:span></text:p>
            </text:list-item>
            <text:list-item>
              <text:p text:style-name="P31"><text:span text:style-name="T1">u</text:span></text:p>
            </text:list-item>
            <text:list-item>
              <text:p text:style-name="P31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5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5" draw:text-style-name="P25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6" draw:text-style-name="P25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7" draw:text-style-name="P33" draw:layer="layout" svg:width="1.702cm" svg:height="0.61cm" svg:x="2.207cm" svg:y="19.57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5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8" draw:text-style-name="P33" draw:layer="layout" svg:width="1.702cm" svg:height="0.61cm" svg:x="34.141cm" svg:y="19.5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3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0.548cm" svg:height="0.854cm" svg:x="14.966cm" svg:y="21.34cm">
          <text:list text:style-name="L3">
            <text:list-item>
              <text:p text:style-name="P27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446cm" svg:height="0.854cm" svg:x="28.751cm" svg:y="25.2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5" draw:layer="layout" svg:width="7.106cm" svg:height="0.854cm" svg:x="28.766cm" svg:y="24.5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5" draw:layer="layout" svg:width="6.75cm" svg:height="0.854cm" svg:x="28.766cm" svg:y="23.8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34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8.198cm" svg:height="0.854cm" svg:x="28.667cm" svg:y="21.331cm">
          <text:list text:style-name="L3">
            <text:list-item>
              <text:p text:style-name="P9"><text:span text:style-name="T1">Resource Access Agent</text:span><text:span text:style-name="T1"><text:tab/></text:span><text:span text:style-name="T1">(RA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10" draw:layer="layout" svg:width="8.143cm" svg:height="0.854cm" svg:x="28.651cm" svg:y="22.035cm">
          <text:list text:style-name="L3">
            <text:list-item>
              <text:p text:style-name="P9"><text:span text:style-name="T1">Resource Fetch Agent <text:s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34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5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5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6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6.966cm" svg:height="0.854cm" svg:x="2.114cm" svg:y="21.316cm">
          <text:list text:style-name="L3">
            <text:list-item>
              <text:p text:style-name="P27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7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7" draw:layer="layout" svg:width="6.405cm" svg:height="1.346cm" svg:x="14.296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6" draw:text-style-name="P25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4" draw:text-style-name="P25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5" draw:text-style-name="P25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ustom-shape draw:style-name="gr66" draw:text-style-name="P10" draw:layer="layout" svg:width="6.31cm" svg:height="0.854cm" svg:x="28.752cm" svg:y="25.9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7" draw:text-style-name="P25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8" draw:text-style-name="P10" draw:layer="layout" svg:width="8.279cm" svg:height="0.854cm" svg:x="14.967cm" svg:y="24.0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10" draw:layer="layout" svg:width="8.279cm" svg:height="0.854cm" svg:x="28.651cm" svg:y="22.74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38" draw:layer="layout" svg:width="4.953cm" svg:height="2.005cm" svg:x="11.264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8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FA, <text:s/>R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6T19:41:00.746728403</dc:date>
    <dc:creator>Igor Zboran</dc:creator>
    <meta:editing-duration>P2DT10H59M27S</meta:editing-duration>
    <meta:editing-cycles>534</meta:editing-cycles>
    <meta:generator>LibreOffice/24.2.6.2$Linux_X86_64 LibreOffice_project/8e9a753d9daaea75c34b417ba1bdf556bf2fc5b3</meta:generator>
    <meta:document-statistic meta:object-count="73"/>
  </office:meta>
</office:document-meta>
</file>